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style:text-properties fo:font-weight="normal" officeooo:rsid="001b59c3" officeooo:paragraph-rsid="001f423b" style:font-weight-asian="normal" style:font-weight-complex="normal"/>
    </style:style>
    <style:style style:name="P8" style:family="paragraph" style:parent-style-name="Standard">
      <style:text-properties fo:font-weight="normal" officeooo:rsid="0004dced" officeooo:paragraph-rsid="001f423b" style:font-weight-asian="normal" style:font-weight-complex="normal"/>
    </style:style>
    <style:style style:name="P9"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0"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1"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2"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13" style:family="paragraph" style:parent-style-name="Standard">
      <loext:graphic-properties draw:fill="none"/>
      <style:paragraph-properties fo:background-color="transparent"/>
      <style:text-properties fo:font-weight="normal" officeooo:rsid="00304d5e" officeooo:paragraph-rsid="002f3ae0"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5" style:family="paragraph" style:parent-style-name="Standard">
      <style:text-properties officeooo:rsid="001552ba" officeooo:paragraph-rsid="001de8c8"/>
    </style:style>
    <style:style style:name="P16" style:family="paragraph" style:parent-style-name="Standard">
      <loext:graphic-properties draw:fill="none"/>
      <style:paragraph-properties fo:background-color="transparent"/>
      <style:text-properties officeooo:rsid="0025b3e3" officeooo:paragraph-rsid="0025b3e3"/>
    </style:style>
    <style:style style:name="P17" style:family="paragraph" style:parent-style-name="Standard">
      <style:text-properties officeooo:rsid="001a32bd" officeooo:paragraph-rsid="001de8c8"/>
    </style:style>
    <style:style style:name="P18" style:family="paragraph" style:parent-style-name="Standard">
      <style:paragraph-properties fo:margin-left="0.4925in" fo:margin-right="0in" fo:text-indent="0in" style:auto-text-indent="false"/>
      <style:text-properties officeooo:rsid="0003aa5c" officeooo:paragraph-rsid="001552ba"/>
    </style:style>
    <style:style style:name="P19" style:family="paragraph" style:parent-style-name="Standard">
      <style:paragraph-properties fo:margin-left="0.4925in" fo:margin-right="0in" fo:text-indent="0in" style:auto-text-indent="false"/>
      <style:text-properties officeooo:rsid="0003aa5c" officeooo:paragraph-rsid="001f423b"/>
    </style:style>
    <style:style style:name="P20" style:family="paragraph" style:parent-style-name="Standard">
      <style:paragraph-properties fo:margin-left="0.4925in" fo:margin-right="0in" fo:text-indent="0in" style:auto-text-indent="false"/>
      <style:text-properties officeooo:rsid="0003aa5c" officeooo:paragraph-rsid="00214945"/>
    </style:style>
    <style:style style:name="P21"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22"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23"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24"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25"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26" style:family="paragraph" style:parent-style-name="Standard" style:list-style-name="L1">
      <style:text-properties officeooo:rsid="0003aa5c" officeooo:paragraph-rsid="001552ba"/>
    </style:style>
    <style:style style:name="P27" style:family="paragraph" style:parent-style-name="Standard" style:list-style-name="L1">
      <style:text-properties officeooo:rsid="0003aa5c" officeooo:paragraph-rsid="001f423b"/>
    </style:style>
    <style:style style:name="P28" style:family="paragraph" style:parent-style-name="Standard">
      <loext:graphic-properties draw:fill="none"/>
      <style:paragraph-properties fo:background-color="transparent"/>
      <style:text-properties fo:font-weight="normal" officeooo:rsid="00304d5e" officeooo:paragraph-rsid="002f3ae0"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337da2" officeooo:paragraph-rsid="0034d341"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34d341" officeooo:paragraph-rsid="00337da2"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35" style:family="paragraph" style:parent-style-name="Standard">
      <loext:graphic-properties draw:fill="none"/>
      <style:paragraph-properties fo:background-color="transparent"/>
      <style:text-properties fo:font-weight="bold" officeooo:rsid="00342193" officeooo:paragraph-rsid="00342193" style:font-weight-asian="bold" style:font-weight-complex="bold"/>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officeooo:rsid="00534822"/>
    </style:style>
    <style:style style:name="T6" style:family="text">
      <style:text-properties fo:font-weight="normal" officeooo:rsid="00534822" style:font-weight-asian="normal" style:font-weight-complex="normal"/>
    </style:style>
    <style:style style:name="T7" style:family="text">
      <style:text-properties fo:font-weight="normal" officeooo:rsid="001de8c8" style:font-weight-asian="normal" style:font-weight-complex="normal"/>
    </style:style>
    <style:style style:name="T8" style:family="text">
      <style:text-properties fo:font-weight="normal" officeooo:rsid="002312b1" style:font-weight-asian="normal" style:font-weight-complex="normal"/>
    </style:style>
    <style:style style:name="T9" style:family="text">
      <style:text-properties fo:font-weight="normal" officeooo:rsid="001a32bd" style:font-weight-asian="normal" style:font-weight-complex="normal"/>
    </style:style>
    <style:style style:name="T10" style:family="text">
      <style:text-properties fo:font-weight="normal" officeooo:rsid="001f794f" style:font-weight-asian="normal" style:font-weight-complex="normal"/>
    </style:style>
    <style:style style:name="T11" style:family="text">
      <style:text-properties officeooo:rsid="001b59f4"/>
    </style:style>
    <style:style style:name="T12" style:family="text">
      <style:text-properties fo:font-weight="bold" style:font-weight-asian="bold" style:font-weight-complex="bold"/>
    </style:style>
    <style:style style:name="T13" style:family="text">
      <style:text-properties fo:font-weight="bold" officeooo:rsid="000548fc" style:font-weight-asian="bold" style:font-weight-complex="bold"/>
    </style:style>
    <style:style style:name="T14" style:family="text">
      <style:text-properties fo:font-weight="bold" officeooo:rsid="00214945" style:font-weight-asian="bold" style:font-weight-complex="bold"/>
    </style:style>
    <style:style style:name="T15" style:family="text">
      <style:text-properties fo:color="#0000ff" fo:font-weight="normal" officeooo:rsid="00534822" style:font-weight-asian="normal" style:font-weight-complex="normal"/>
    </style:style>
    <style:style style:name="T16" style:family="text">
      <style:text-properties fo:color="#0000ff" fo:font-weight="normal" officeooo:rsid="001f423b" style:font-weight-asian="normal" style:font-weight-complex="normal"/>
    </style:style>
    <style:style style:name="T17" style:family="text">
      <style:text-properties fo:color="#0000ff" officeooo:rsid="002ba5ab"/>
    </style:style>
    <style:style style:name="T18" style:family="text">
      <style:text-properties officeooo:rsid="001f423b"/>
    </style:style>
    <style:style style:name="T19" style:family="text">
      <style:text-properties officeooo:rsid="001f794f"/>
    </style:style>
    <style:style style:name="T20" style:family="text">
      <style:text-properties officeooo:rsid="0021e2bd" fo:background-color="#ffff00" loext:char-shading-value="0"/>
    </style:style>
    <style:style style:name="T21" style:family="text">
      <style:text-properties officeooo:rsid="002312b1"/>
    </style:style>
    <style:style style:name="T22" style:family="text">
      <style:text-properties fo:color="#000000" officeooo:rsid="002312b1"/>
    </style:style>
    <style:style style:name="T23" style:family="text">
      <style:text-properties fo:color="#000000" officeooo:rsid="002d81a6"/>
    </style:style>
    <style:style style:name="T24" style:family="text">
      <style:text-properties officeooo:rsid="002e4e54"/>
    </style:style>
    <style:style style:name="T25" style:family="text">
      <style:text-properties officeooo:rsid="00367b7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20">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11">(extra code)</text:span></text:p>
      <text:p text:style-name="P7"/>
      <text:p text:style-name="P7">navigate to inside the openFrameworks directory, and make sure the git submodules are set up</text:p>
      <text:p text:style-name="P7">this will get the files you need for the project generator.</text:p>
      <text:p text:style-name="P8"><text:span text:style-name="CODE"/></text:p>
      <text:p text:style-name="P25"><text:span text:style-name="CODE"><text:span text:style-name="T5">cd etc/openFrameworks</text:span></text:span></text:p>
      <text:p text:style-name="P25"><text:span text:style-name="CODE"/></text:p>
      <text:p text:style-name="P25"><text:span text:style-name="CODE"><text:span text:style-name="T5">git submodule init</text:span></text:span></text:p>
      <text:p text:style-name="P25"><text:span text:style-name="CODE"><text:span text:style-name="T5">git submodule update</text:span></text:span></text:p>
      <text:p text:style-name="P1"/>
      <text:p text:style-name="P4"><text:span text:style-name="T3">D</text:span>ependency installation scripts</text:p>
      <text:p text:style-name="P20"><text:span text:style-name="T2">Requires Ubuntu 16.04 or newer.</text:span><text:line-break/></text:p>
      <text:p text:style-name="P20"><text:span text:style-name="T14">First, run t</text:span><text:span text:style-name="T12">wo scripts to run to get basic </text:span><text:span text:style-name="T14">runtime</text:span><text:span text:style-name="T12"> </text:span><text:span text:style-name="T13">dependencies.</text:span><text:line-break/></text:p>
      <text:p text:style-name="P18"><text:span text:style-name="T18">ext/openFrameworks</text:span>/scripts/linux/ubuntu/</text:p>
      <text:list xml:id="list5424817099920477918" text:style-name="L1">
        <text:list-item>
          <text:p text:style-name="P26">install_codecs.sh</text:p>
        </text:list-item>
        <text:list-item>
          <text:p text:style-name="P26">install_dependencies.sh</text:p>
        </text:list-item>
      </text:list>
      <text:p text:style-name="P18"/>
      <text:p text:style-name="P23">Then get additional build libs, and build all the stuff</text:p>
      <text:p text:style-name="P18"/>
      <text:p text:style-name="P19"><text:span text:style-name="T18">ext/openFrameworks</text:span>/scripts/linux/</text:p>
      <text:list xml:id="list210019120660056" text:continue-numbering="true" text:style-name="L1">
        <text:list-item>
          <text:p text:style-name="P27"><text:span text:style-name="T18">download_libs</text:span>.sh</text:p>
        </text:list-item>
        <text:list-item>
          <text:p text:style-name="P27"><text:span text:style-name="T19">compileOF</text:span>.sh</text:p>
        </text:list-item>
      </text:list>
      <text:p text:style-name="P3"><text:span text:style-name="CODE"><text:span text:style-name="T4"/></text:span></text:p>
      <text:p text:style-name="P6">Setting up a openFrameworks app</text:p>
      <text:p text:style-name="P6"/>
      <text:p text:style-name="P17">build project generator</text:p>
      <text:p text:style-name="P15"><text:span text:style-name="CODE"/></text:p>
      <text:p text:style-name="P22"><text:span text:style-name="CODE"><text:span text:style-name="T16">ext/openFrameworks</text:span></text:span><text:span text:style-name="CODE">/scripts/linux/</text:span><text:span text:style-name="CODE"><text:span text:style-name="T7">$ </text:span></text:span><text:span text:style-name="CODE"><text:span text:style-name="T10">compilePG.sh</text:span></text:span></text:p>
      <text:p text:style-name="P21"><text:span text:style-name="CODE"><text:span text:style-name="T6"/></text:span></text:p>
      <text:p text:style-name="P16">create a new project using the generator</text:p>
      <text:p text:style-name="Standard"><text:span text:style-name="CODE"><text:span text:style-name="T9"/></text:span></text:p>
      <text:p text:style-name="P24"><text:span text:style-name="CODE"><text:span text:style-name="T15">ext/openFrameworks/apps/projectGenerator/commandLine/bin</text:span></text:span><text:span text:style-name="CODE"><text:span text:style-name="T8">$ ./projectGenerator -o"../../../../../openFrameworks" ../../../../../of_apps/test</text:span></text:span></text:p>
      <text:p text:style-name="P9"/>
      <text:p text:style-name="P9"/>
      <text:p text:style-name="P10">or just use the rakefile task<text:span text:style-name="T24">s</text:span> established for this purpose</text:p>
      <text:p text:style-name="P10"><text:tab/></text:p>
      <text:p text:style-name="P11"><text:span text:style-name="CODE"><text:span text:style-name="T17"><text:tab/>build</text:span></text:span><text:span text:style-name="CODE"><text:span text:style-name="T22">$ rake oF:</text:span></text:span><text:span text:style-name="CODE"><text:span text:style-name="T23">project_generator[testApp]</text:span></text:span></text:p>
      <text:p text:style-name="P11"><text:span text:style-name="CODE"><text:span text:style-name="T17"><text:tab/>build</text:span></text:span><text:span text:style-name="CODE"><text:span text:style-name="T21">$ rake oF_project:build</text:span></text:span></text:p>
      <text:p text:style-name="P10"><text:span text:style-name="CODE"><text:span text:style-name="T17"><text:tab/>build</text:span></text:span><text:span text:style-name="CODE"><text:span text:style-name="T21">$ rake oF_project:run</text:span></text:span></text:p>
      <text:p text:style-name="P10"/>
      <text:p text:style-name="P12">TODO: set up extconf with Rice and try to compile some stuff</text:p>
      <text:p text:style-name="P12">(it’s gonna break, and then we move on to dependency management / recompilation)</text:p>
      <text:p text:style-name="P12"/>
      <text:p text:style-name="P13"><text:soft-page-break/></text:p>
      <text:p text:style-name="P35">Rebuild dependencies</text:p>
      <text:p text:style-name="P29"/>
      <text:p text:style-name="P29">build kiss using apothecary script (already included in rubyOF repo)</text:p>
      <text:p text:style-name="P29"/>
      <text:p text:style-name="P29"/>
      <text:p text:style-name="P29">build tess2 with custom patched build process (patch is part of the Rakefile)</text:p>
      <text:p text:style-name="P29"/>
      <text:p text:style-name="P29"/>
      <text:p text:style-name="P29"/>
      <text:p text:style-name="P29"/>
      <text:p text:style-name="P31"/>
      <text:p text:style-name="P33">Deposit dynamic libs in new location.</text:p>
      <text:p text:style-name="P33"/>
      <text:p text:style-name="P33">Seems like something has changed with the build system</text:p>
      <text:p text:style-name="P33">and now it expects the dynamic libraries to be in some</text:p>
      <text:p text:style-name="P33">other location than the default. Changed the build system</text:p>
      <text:p text:style-name="P33">to reflect this, as that is the easiest way to fix things.</text:p>
      <text:p text:style-name="P33">Not sure what other consequences it may have.</text:p>
      <text:p text:style-name="P33"/>
      <text:p text:style-name="P33"/>
      <text:p text:style-name="P33"/>
      <text:p text:style-name="P33"/>
      <text:p text:style-name="P33">Now have it set up such that the main OpenFrameworks build system is using dependencies <text:span text:style-name="T25">built</text:span> with the -fPIC flag. <text:span text:style-name="T25">Hope this makes setting up the Ruby-side stuff less painful?</text:span></text:p>
      <text:p text:style-name="P33"/>
      <text:p text:style-name="P34">Need to get the Ruby-side stuff using .a archives instead of raw .o, because apparently that gives the linker the hint it needs, such that it will only include symbols as necessary. The linker will just shove in all the symbols from all raw .o files it receives.</text:p>
      <text:p text:style-name="P29"/>
      <text:p text:style-name="P29"/>
      <text:p text:style-name="P29"/>
      <text:p text:style-name="P29"/>
      <text:p text:style-name="P29"/>
      <text:p text:style-name="P13"/>
      <text:p text:style-name="P12"/>
      <text:p text:style-name="P14">Install bear (generates clang symbol DB)</text:p>
      <text:p text:style-name="P14"><text:tab/>apt install bear</text:p>
      <text:p text:style-name="P14"/>
      <text:p text:style-name="P14">Set up clang symbol completion in Sublime Text</text:p>
      <text:p text:style-name="P14"><text:tab/>(install some stuff)</text:p>
      <text:p text:style-name="P14"/>
      <text:p text:style-name="P14"/>
      <text:p text:style-name="P30">NOTE: be careful about the way that addons are spelled. System will not alert that a misspelling has occurred, and will just let you know that it can’t find the ‘.o’ file that the linker needs.</text:p>
      <text:p text:style-name="P30"/>
      <text:p text:style-name="P30"/>
      <text:p text:style-name="P30"/>
      <text:p text:style-name="P30"/>
      <text:p text:style-name="P3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6-28T20:56:53.675426348</dc:date>
    <dc:creator>Jason Ko</dc:creator>
    <meta:editing-duration>PT13H17M49S</meta:editing-duration>
    <meta:editing-cycles>28</meta:editing-cycles>
    <meta:generator>LibreOffice/5.1.6.2$Linux_X86_64 LibreOffice_project/10m0$Build-2</meta:generator>
    <meta:document-statistic meta:table-count="0" meta:image-count="0" meta:object-count="0" meta:page-count="3" meta:paragraph-count="47" meta:word-count="390" meta:character-count="2580" meta:non-whitespace-character-count="2231"/>
  </office:meta>
</office:document-meta>
</file>